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5.3cm" svg:height="10cm" svg:x="1.8cm" svg:y="17.3cm">
          <text:p text:style-name="P1">Metadata Evalu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5cm" svg:height="9.3cm" svg:x="11.701cm" svg:y="6.901cm">
          <text:p text:style-name="P1">Semantic Lifting in ODP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5cm" svg:height="9.3cm" svg:x="6.702cm" svg:y="13.702cm">
          <text:p text:style-name="P1">Tag Ontolog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5cm" svg:height="9.3cm" svg:x="3.803cm" svg:y="10.003cm">
          <text:p text:style-name="P1">Automatic Semantic Tagg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5cm" svg:height="9.3cm" svg:x="13.404cm" svg:y="13.004cm">
          <text:p text:style-name="P1">Semantic Lifting of Ta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1T08:38:56.431999687</meta:creation-date>
    <dc:date>2016-03-11T08:44:07.116235729</dc:date>
    <meta:editing-duration>PT3M15S</meta:editing-duration>
    <meta:editing-cycles>2</meta:editing-cycles>
    <meta:generator>LibreOffice/4.2.8.2$Linux_X86_64 LibreOffice_project/420m0$Build-2</meta:generator>
    <meta:document-statistic meta:object-count="5"/>
  </office:meta>
</office:document-meta>
</file>